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10_best_model_batch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122702107039971" calcext:value-type="float">
            <text:p>0.0122702107039971</text:p>
          </table:table-cell>
          <table:table-cell table:style-name="ce1" table:formula="of:=AVERAGE([.C3:.C32])" office:value-type="float" office:value="0.953827794392904" calcext:value-type="float">
            <text:p>0.953827794392904</text:p>
          </table:table-cell>
          <table:table-cell table:style-name="ce1" table:formula="of:=AVERAGE([.D3:.D32])" office:value-type="float" office:value="0.145834620792091" calcext:value-type="float">
            <text:p>0.145834620792091</text:p>
          </table:table-cell>
          <table:table-cell table:style-name="ce1" table:formula="of:=AVERAGE([.E3:.E32])" office:value-type="float" office:value="0.0136295296534788" calcext:value-type="float">
            <text:p>0.0136295296534788</text:p>
          </table:table-cell>
          <table:table-cell table:style-name="ce1" table:formula="of:=AVERAGE([.F3:.F32])" office:value-type="float" office:value="0.0233321061154318" calcext:value-type="float">
            <text:p>0.0233321061154318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212654239957994" calcext:value-type="float">
            <text:p>0.0212654239957994</text:p>
          </table:table-cell>
          <table:table-cell office:value-type="float" office:value="0.9146728515625" calcext:value-type="float">
            <text:p>0.9146728515625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0228878214184798" calcext:value-type="float">
            <text:p>0.0228878214184798</text:p>
          </table:table-cell>
          <table:table-cell office:value-type="float" office:value="0.0416452442159383" calcext:value-type="float">
            <text:p>0.0416452442159383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0226975455874433" calcext:value-type="float">
            <text:p>0.00226975455874433</text:p>
          </table:table-cell>
          <table:table-cell office:value-type="float" office:value="0.901065826416016" calcext:value-type="float">
            <text:p>0.901065826416016</text:p>
          </table:table-cell>
          <table:table-cell office:value-type="float" office:value="0.293532338308458" calcext:value-type="float">
            <text:p>0.293532338308458</text:p>
          </table:table-cell>
          <table:table-cell office:value-type="float" office:value="0.00228222187838465" calcext:value-type="float">
            <text:p>0.00228222187838465</text:p>
          </table:table-cell>
          <table:table-cell office:value-type="float" office:value="0.0045292288795916" calcext:value-type="float">
            <text:p>0.0045292288795916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2215881347656" calcext:value-type="float">
            <text:p>0.982215881347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107720588235294" calcext:value-type="float">
            <text:p>0.107720588235294</text:p>
          </table:table-cell>
          <table:table-cell office:value-type="float" office:value="0.962966918945313" calcext:value-type="float">
            <text:p>0.962966918945313</text:p>
          </table:table-cell>
          <table:table-cell office:value-type="float" office:value="0.395144976399191" calcext:value-type="float">
            <text:p>0.395144976399191</text:p>
          </table:table-cell>
          <table:table-cell office:value-type="float" office:value="0.128989654413383" calcext:value-type="float">
            <text:p>0.128989654413383</text:p>
          </table:table-cell>
          <table:table-cell office:value-type="float" office:value="0.194490540989047" calcext:value-type="float">
            <text:p>0.194490540989047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554839229591426" calcext:value-type="float">
            <text:p>0.0554839229591426</text:p>
          </table:table-cell>
          <table:table-cell office:value-type="float" office:value="0.910579681396484" calcext:value-type="float">
            <text:p>0.910579681396484</text:p>
          </table:table-cell>
          <table:table-cell office:value-type="float" office:value="0.553234230614705" calcext:value-type="float">
            <text:p>0.553234230614705</text:p>
          </table:table-cell>
          <table:table-cell office:value-type="float" office:value="0.0580865603644647" calcext:value-type="float">
            <text:p>0.0580865603644647</text:p>
          </table:table-cell>
          <table:table-cell office:value-type="float" office:value="0.105134567665585" calcext:value-type="float">
            <text:p>0.105134567665585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262219500774412" calcext:value-type="float">
            <text:p>0.0262219500774412</text:p>
          </table:table-cell>
          <table:table-cell office:value-type="float" office:value="0.896869659423828" calcext:value-type="float">
            <text:p>0.896869659423828</text:p>
          </table:table-cell>
          <table:table-cell office:value-type="float" office:value="0.280431432973806" calcext:value-type="float">
            <text:p>0.280431432973806</text:p>
          </table:table-cell>
          <table:table-cell office:value-type="float" office:value="0.0281135354315505" calcext:value-type="float">
            <text:p>0.0281135354315505</text:p>
          </table:table-cell>
          <table:table-cell office:value-type="float" office:value="0.0511038573584641" calcext:value-type="float">
            <text:p>0.0511038573584641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152561351124382" calcext:value-type="float">
            <text:p>0.0152561351124382</text:p>
          </table:table-cell>
          <table:table-cell office:value-type="float" office:value="0.919483184814453" calcext:value-type="float">
            <text:p>0.919483184814453</text:p>
          </table:table-cell>
          <table:table-cell office:value-type="float" office:value="0.281896551724138" calcext:value-type="float">
            <text:p>0.281896551724138</text:p>
          </table:table-cell>
          <table:table-cell office:value-type="float" office:value="0.0158730158730159" calcext:value-type="float">
            <text:p>0.0158730158730159</text:p>
          </table:table-cell>
          <table:table-cell office:value-type="float" office:value="0.030053765911493" calcext:value-type="float">
            <text:p>0.030053765911493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" calcext:value-type="float">
            <text:p>0</text:p>
          </table:table-cell>
          <table:table-cell office:value-type="float" office:value="0.993495941162109" calcext:value-type="float">
            <text:p>0.99349594116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0777621773409656" calcext:value-type="float">
            <text:p>0.00777621773409656</text:p>
          </table:table-cell>
          <table:table-cell office:value-type="float" office:value="0.929908752441406" calcext:value-type="float">
            <text:p>0.929908752441406</text:p>
          </table:table-cell>
          <table:table-cell office:value-type="float" office:value="0.246998284734134" calcext:value-type="float">
            <text:p>0.246998284734134</text:p>
          </table:table-cell>
          <table:table-cell office:value-type="float" office:value="0.00796504231428729" calcext:value-type="float">
            <text:p>0.00796504231428729</text:p>
          </table:table-cell>
          <table:table-cell office:value-type="float" office:value="0.0154324295359554" calcext:value-type="float">
            <text:p>0.0154324295359554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762420654297" calcext:value-type="float">
            <text:p>0.994762420654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221561740070251" calcext:value-type="float">
            <text:p>0.00221561740070251</text:p>
          </table:table-cell>
          <table:table-cell office:value-type="float" office:value="0.9295654296875" calcext:value-type="float">
            <text:p>0.9295654296875</text:p>
          </table:table-cell>
          <table:table-cell office:value-type="float" office:value="0.369369369369369" calcext:value-type="float">
            <text:p>0.369369369369369</text:p>
          </table:table-cell>
          <table:table-cell office:value-type="float" office:value="0.00222403037700027" calcext:value-type="float">
            <text:p>0.00222403037700027</text:p>
          </table:table-cell>
          <table:table-cell office:value-type="float" office:value="0.00442143858513965" calcext:value-type="float">
            <text:p>0.00442143858513965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117324990222917" calcext:value-type="float">
            <text:p>0.00117324990222917</text:p>
          </table:table-cell>
          <table:table-cell office:value-type="float" office:value="0.980514526367188" calcext:value-type="float">
            <text:p>0.9805145263671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45631067961165" calcext:value-type="float">
            <text:p>0.00145631067961165</text:p>
          </table:table-cell>
          <table:table-cell office:value-type="float" office:value="0.00234375" calcext:value-type="float">
            <text:p>0.00234375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062015503875969" calcext:value-type="float">
            <text:p>0.0062015503875969</text:p>
          </table:table-cell>
          <table:table-cell office:value-type="float" office:value="0.887519836425781" calcext:value-type="float">
            <text:p>0.887519836425781</text:p>
          </table:table-cell>
          <table:table-cell office:value-type="float" office:value="0.297734627831715" calcext:value-type="float">
            <text:p>0.297734627831715</text:p>
          </table:table-cell>
          <table:table-cell office:value-type="float" office:value="0.00629361061704748" calcext:value-type="float">
            <text:p>0.00629361061704748</text:p>
          </table:table-cell>
          <table:table-cell office:value-type="float" office:value="0.012326656394453" calcext:value-type="float">
            <text:p>0.012326656394453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" calcext:value-type="float">
            <text:p>0</text:p>
          </table:table-cell>
          <table:table-cell office:value-type="float" office:value="0.987117767333984" calcext:value-type="float">
            <text:p>0.987117767333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9637145996094" calcext:value-type="float">
            <text:p>0.9796371459960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422914263744714" calcext:value-type="float">
            <text:p>0.00422914263744714</text:p>
          </table:table-cell>
          <table:table-cell office:value-type="float" office:value="0.930839538574219" calcext:value-type="float">
            <text:p>0.930839538574219</text:p>
          </table:table-cell>
          <table:table-cell office:value-type="float" office:value="0.204244031830239" calcext:value-type="float">
            <text:p>0.204244031830239</text:p>
          </table:table-cell>
          <table:table-cell office:value-type="float" office:value="0.00429999441559167" calcext:value-type="float">
            <text:p>0.00429999441559167</text:p>
          </table:table-cell>
          <table:table-cell office:value-type="float" office:value="0.00842266462480858" calcext:value-type="float">
            <text:p>0.00842266462480858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" calcext:value-type="float">
            <text:p>0</text:p>
          </table:table-cell>
          <table:table-cell office:value-type="float" office:value="0.949333190917969" calcext:value-type="float">
            <text:p>0.949333190917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0803051596065047" calcext:value-type="float">
            <text:p>0.000803051596065047</text:p>
          </table:table-cell>
          <table:table-cell office:value-type="float" office:value="0.962028503417969" calcext:value-type="float">
            <text:p>0.962028503417969</text:p>
          </table:table-cell>
          <table:table-cell office:value-type="float" office:value="0.00486914181375533" calcext:value-type="float">
            <text:p>0.00486914181375533</text:p>
          </table:table-cell>
          <table:table-cell office:value-type="float" office:value="0.000960730154917738" calcext:value-type="float">
            <text:p>0.000960730154917738</text:p>
          </table:table-cell>
          <table:table-cell office:value-type="float" office:value="0.00160481444332999" calcext:value-type="float">
            <text:p>0.00160481444332999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424235985693544" calcext:value-type="float">
            <text:p>0.0424235985693544</text:p>
          </table:table-cell>
          <table:table-cell office:value-type="float" office:value="0.896846771240234" calcext:value-type="float">
            <text:p>0.896846771240234</text:p>
          </table:table-cell>
          <table:table-cell office:value-type="float" office:value="0.307415960995638" calcext:value-type="float">
            <text:p>0.307415960995638</text:p>
          </table:table-cell>
          <table:table-cell office:value-type="float" office:value="0.0469068128425998" calcext:value-type="float">
            <text:p>0.0469068128425998</text:p>
          </table:table-cell>
          <table:table-cell office:value-type="float" office:value="0.0813941638074532" calcext:value-type="float">
            <text:p>0.0813941638074532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" calcext:value-type="float">
            <text:p>0</text:p>
          </table:table-cell>
          <table:table-cell office:value-type="float" office:value="0.941169738769531" calcext:value-type="float">
            <text:p>0.941169738769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155654383735705" calcext:value-type="float">
            <text:p>0.0155654383735705</text:p>
          </table:table-cell>
          <table:table-cell office:value-type="float" office:value="0.964534759521484" calcext:value-type="float">
            <text:p>0.964534759521484</text:p>
          </table:table-cell>
          <table:table-cell office:value-type="float" office:value="0.0926275992438563" calcext:value-type="float">
            <text:p>0.0926275992438563</text:p>
          </table:table-cell>
          <table:table-cell office:value-type="float" office:value="0.0183658170914543" calcext:value-type="float">
            <text:p>0.0183658170914543</text:p>
          </table:table-cell>
          <table:table-cell office:value-type="float" office:value="0.0306537378792618" calcext:value-type="float">
            <text:p>0.0306537378792618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117322291235335" calcext:value-type="float">
            <text:p>0.0117322291235335</text:p>
          </table:table-cell>
          <table:table-cell office:value-type="float" office:value="0.98907470703125" calcext:value-type="float">
            <text:p>0.98907470703125</text:p>
          </table:table-cell>
          <table:table-cell office:value-type="float" office:value="0.0655105973025048" calcext:value-type="float">
            <text:p>0.0655105973025048</text:p>
          </table:table-cell>
          <table:table-cell office:value-type="float" office:value="0.0140903439701616" calcext:value-type="float">
            <text:p>0.0140903439701616</text:p>
          </table:table-cell>
          <table:table-cell office:value-type="float" office:value="0.0231923601637108" calcext:value-type="float">
            <text:p>0.0231923601637108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188527878058564" calcext:value-type="float">
            <text:p>0.0188527878058564</text:p>
          </table:table-cell>
          <table:table-cell office:value-type="float" office:value="0.990669250488281" calcext:value-type="float">
            <text:p>0.990669250488281</text:p>
          </table:table-cell>
          <table:table-cell office:value-type="float" office:value="0.415929203539823" calcext:value-type="float">
            <text:p>0.415929203539823</text:p>
          </table:table-cell>
          <table:table-cell office:value-type="float" office:value="0.019365471775855" calcext:value-type="float">
            <text:p>0.019365471775855</text:p>
          </table:table-cell>
          <table:table-cell office:value-type="float" office:value="0.037007874015748" calcext:value-type="float">
            <text:p>0.037007874015748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" calcext:value-type="float">
            <text:p>0</text:p>
          </table:table-cell>
          <table:table-cell office:value-type="float" office:value="0.988941192626953" calcext:value-type="float">
            <text:p>0.9889411926269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289156626506024" calcext:value-type="float">
            <text:p>0.0289156626506024</text:p>
          </table:table-cell>
          <table:table-cell office:value-type="float" office:value="0.901611328125" calcext:value-type="float">
            <text:p>0.901611328125</text:p>
          </table:table-cell>
          <table:table-cell office:value-type="float" office:value="0.329331046312178" calcext:value-type="float">
            <text:p>0.329331046312178</text:p>
          </table:table-cell>
          <table:table-cell office:value-type="float" office:value="0.0307249159865578" calcext:value-type="float">
            <text:p>0.0307249159865578</text:p>
          </table:table-cell>
          <table:table-cell office:value-type="float" office:value="0.0562060889929742" calcext:value-type="float">
            <text:p>0.0562060889929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5:17.946466149</dc:date>
    <meta:editing-duration>PT11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